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479cm" svg:height="0.963cm" svg:x="6.856cm" svg:y="1.042cm">
          <draw:text-box>
            <text:p>Components of HMD 3.0</text:p>
          </draw:text-box>
        </draw:frame>
        <draw:rect draw:style-name="gr2" draw:text-style-name="P1" draw:layer="layout" svg:width="4.445cm" svg:height="1.27cm" svg:x="8.32cm" svg:y="11.19cm">
          <text:p text:style-name="P1">Layers[]</text:p>
        </draw:rect>
        <draw:rect draw:style-name="gr2" draw:text-style-name="P1" draw:layer="layout" svg:width="4.445cm" svg:height="1.27cm" svg:x="2.27cm" svg:y="13.73cm">
          <text:p text:style-name="P1">Tiles[2500]</text:p>
        </draw:rect>
        <draw:rect draw:style-name="gr2" draw:text-style-name="P1" draw:layer="layout" svg:width="4.445cm" svg:height="1.27cm" svg:x="7.985cm" svg:y="13.73cm">
          <text:p text:style-name="P1">Entities[]</text:p>
        </draw:rect>
        <draw:rect draw:style-name="gr2" draw:text-style-name="P1" draw:layer="layout" svg:width="4.445cm" svg:height="1.27cm" svg:x="13.7cm" svg:y="13.73cm">
          <text:p text:style-name="P1">Hitboxes[]</text:p>
        </draw:rect>
        <draw:line draw:style-name="gr3" draw:text-style-name="P1" draw:layer="layout" svg:x1="10.525cm" svg:y1="13.73cm" svg:x2="10.525cm" svg:y2="12.46cm">
          <text:p/>
        </draw:line>
        <draw:line draw:style-name="gr3" draw:text-style-name="P1" draw:layer="layout" svg:x1="15.605cm" svg:y1="13.73cm" svg:x2="10.525cm" svg:y2="12.46cm">
          <text:p/>
        </draw:line>
        <draw:line draw:style-name="gr3" draw:text-style-name="P1" draw:layer="layout" svg:x1="4.81cm" svg:y1="13.73cm" svg:x2="10.525cm" svg:y2="12.46cm">
          <text:p/>
        </draw:line>
        <draw:rect draw:style-name="gr2" draw:text-style-name="P1" draw:layer="layout" svg:width="4.445cm" svg:height="1.27cm" svg:x="8.085cm" svg:y="18.31cm">
          <text:p text:style-name="P1">Chunk Graph</text:p>
        </draw:rect>
        <draw:frame draw:style-name="gr1" draw:layer="layout" svg:width="2.576cm" svg:height="0.963cm" svg:x="9.219cm" svg:y="4.175cm">
          <draw:text-box>
            <text:p>Header</text:p>
          </draw:text-box>
        </draw:frame>
        <draw:frame draw:style-name="gr1" draw:layer="layout" svg:width="1.84cm" svg:height="0.963cm" svg:x="9.42cm" svg:y="9.72cm">
          <draw:text-box>
            <text:p>Data</text:p>
          </draw:text-box>
        </draw:frame>
        <draw:frame draw:style-name="gr1" draw:layer="layout" svg:width="4.795cm" svg:height="0.963cm" svg:x="7.985cm" svg:y="16.905cm">
          <draw:text-box>
            <text:p>Additional Data</text:p>
          </draw:text-box>
        </draw:frame>
        <draw:rect draw:style-name="gr2" draw:text-style-name="P1" draw:layer="layout" svg:width="4.445cm" svg:height="1.27cm" svg:x="2.27cm" svg:y="6.08cm">
          <text:p text:style-name="P1">HMD Version #</text:p>
        </draw:rect>
        <draw:rect draw:style-name="gr2" draw:text-style-name="P1" draw:layer="layout" svg:width="3.81cm" svg:height="1.27cm" svg:x="8.55cm" svg:y="6.08cm">
          <text:p text:style-name="P1">Map ID</text:p>
        </draw:rect>
        <draw:frame draw:style-name="gr1" draw:layer="layout" svg:width="4.062cm" svg:height="0.963cm" svg:x="8.42cm" svg:y="1.944cm">
          <draw:text-box>
            <text:p>Data Stream</text:p>
          </draw:text-box>
        </draw:frame>
        <draw:frame draw:style-name="gr1" draw:layer="layout" svg:width="13.13cm" svg:height="0.963cm" svg:x="1cm" svg:y="20.387cm">
          <draw:text-box>
            <text:p>NOTE: Map ID of 0 is ALWAYS the root map.</text:p>
          </draw:text-box>
        </draw:frame>
      </draw:page>
      <draw:page draw:name="page2" draw:style-name="dp1" draw:master-page-name="Default">
        <draw:frame draw:style-name="gr1" draw:layer="layout" svg:width="7.479cm" svg:height="0.963cm" svg:x="6.857cm" svg:y="1.043cm">
          <draw:text-box>
            <text:p>Components of HMD 3.0</text:p>
          </draw:text-box>
        </draw:frame>
        <draw:frame draw:style-name="gr1" draw:layer="layout" svg:width="4.943cm" svg:height="0.963cm" svg:x="8.421cm" svg:y="1.945cm">
          <draw:text-box>
            <text:p>Content Stream</text:p>
          </draw:text-box>
        </draw:frame>
        <draw:frame draw:style-name="gr1" draw:layer="layout" svg:width="2.576cm" svg:height="0.963cm" svg:x="9.45cm" svg:y="4.175cm">
          <draw:text-box>
            <text:p>Header</text:p>
          </draw:text-box>
        </draw:frame>
        <draw:rect draw:style-name="gr2" draw:text-style-name="P1" draw:layer="layout" svg:width="4.445cm" svg:height="1.27cm" svg:x="2.27cm" svg:y="6.08cm">
          <text:p text:style-name="P1">HMD Version #</text:p>
        </draw:rect>
        <draw:rect draw:style-name="gr2" draw:text-style-name="P1" draw:layer="layout" svg:width="5.08cm" svg:height="1.27cm" svg:x="7.35cm" svg:y="6.08cm">
          <text:p text:style-name="P1">TileSet Resource</text:p>
        </draw:rect>
        <draw:rect draw:style-name="gr2" draw:text-style-name="P1" draw:layer="layout" svg:width="5.08cm" svg:height="1.27cm" svg:x="13.065cm" svg:y="6.08cm">
          <text:p text:style-name="P1">BGM Resource</text:p>
        </draw:rect>
        <draw:rect draw:style-name="gr2" draw:text-style-name="P1" draw:layer="layout" svg:width="5.08cm" svg:height="1.27cm" svg:x="8.12cm" svg:y="7.685cm">
          <text:p text:style-name="P1">Game Identifier</text:p>
        </draw:rect>
      </draw:page>
      <draw:page draw:name="page3" draw:style-name="dp1" draw:master-page-name="Default">
        <draw:frame draw:style-name="gr1" draw:layer="layout" svg:width="7.479cm" svg:height="0.963cm" svg:x="6.858cm" svg:y="1.044cm">
          <draw:text-box>
            <text:p>Components of HMD 3.0</text:p>
          </draw:text-box>
        </draw:frame>
        <draw:frame draw:style-name="gr1" draw:layer="layout" svg:width="4.27cm" svg:height="0.963cm" svg:x="8.36cm" svg:y="1.942cm">
          <draw:text-box>
            <text:p>Chunk Graph</text:p>
          </draw:text-box>
        </draw:frame>
        <draw:rect draw:style-name="gr2" draw:text-style-name="P1" draw:layer="layout" svg:width="4.445cm" svg:height="3.175cm" svg:x="8.485cm" svg:y="3.54cm">
          <text:p text:style-name="P1">Node:</text:p>
          <text:p text:style-name="P1">ID</text:p>
          <text:p text:style-name="P1">Neighbors[]</text:p>
          <text:p text:style-name="P1">parent</text:p>
        </draw:rect>
        <draw:frame draw:style-name="gr1" draw:text-style-name="P2" draw:layer="layout" svg:width="2.437cm" svg:height="0.963cm" svg:x="1.103cm" svg:y="6.825cm">
          <draw:text-box>
            <text:p><text:span text:style-name="T1">Details</text:span></text:p>
          </draw:text-box>
        </draw:frame>
        <draw:frame draw:style-name="gr1" draw:layer="layout" svg:width="12.976cm" svg:height="1.675cm" svg:x="1.635cm" svg:y="8.095cm">
          <draw:text-box>
            <text:list text:style-name="L1">
              <text:list-item>
                <text:p>If parent is null, this is the root node</text:p>
              </text:list-item>
              <text:list-item>
                <text:p>Maps in the graphs are identified by their ID</text:p>
              </text:list-item>
            </text:list>
          </draw:text-box>
        </draw:frame>
      </draw:page>
      <draw:page draw:name="page4" draw:style-name="dp1" draw:master-page-name="Default">
        <draw:frame draw:style-name="gr1" draw:layer="layout" svg:width="7.479cm" svg:height="0.963cm" svg:x="6.859cm" svg:y="1.045cm">
          <draw:text-box>
            <text:p>Components of HMD 3.0</text:p>
          </draw:text-box>
        </draw:frame>
        <draw:frame draw:style-name="gr1" draw:layer="layout" svg:width="5.959cm" svg:height="0.963cm" svg:x="7.556cm" svg:y="1.97cm">
          <draw:text-box>
            <text:p>Node Iterator Entity</text:p>
          </draw:text-box>
        </draw:frame>
        <draw:rect draw:style-name="gr2" draw:text-style-name="P1" draw:layer="layout" svg:width="9.525cm" svg:height="5.715cm" svg:x="6.08cm" svg:y="3.74cm">
          <text:p text:style-name="P1">NodeIterator : CbaseTheoryEnt</text:p>
          <text:p text:style-name="P1"/>
          <text:p text:style-name="P1">Members:</text:p>
          <text:p text:style-name="P1">PointToNode</text:p>
          <text:p text:style-name="P1"/>
          <text:p text:style-name="P1">Methods:</text:p>
          <text:p text:style-name="P1">TraverseGraph()</text:p>
        </draw:rect>
        <draw:frame draw:style-name="gr1" draw:text-style-name="P2" draw:layer="layout" svg:width="2.437cm" svg:height="0.963cm" svg:x="1.735cm" svg:y="9.925cm">
          <draw:text-box>
            <text:p><text:span text:style-name="T1">Details</text:span></text:p>
          </draw:text-box>
        </draw:frame>
        <draw:frame draw:style-name="gr1" draw:layer="layout" svg:width="18.056cm" svg:height="2.387cm" svg:x="2.27cm" svg:y="11.668cm">
          <draw:text-box>
            <text:list text:style-name="L1">
              <text:list-item>
                <text:p>PointToNode contains the map ID of the chunk it's to move to.<text:line-break/>It MUST be a child or parent node of the current node. <text:s/>This<text:line-break/>does not include grandchildren or grandparents. </text:p>
              </text:list-item>
            </text:list>
          </draw:text-box>
        </draw:frame>
        <draw:frame draw:style-name="gr1" draw:text-style-name="P2" draw:layer="layout" svg:width="3.597cm" svg:height="0.963cm" svg:x="1.835cm" svg:y="14.335cm">
          <draw:text-box>
            <text:p><text:span text:style-name="T1">Exceptions</text:span></text:p>
          </draw:text-box>
        </draw:frame>
        <draw:frame draw:style-name="gr1" draw:layer="layout" svg:width="17.938cm" svg:height="1.675cm" svg:x="2.27cm" svg:y="15.605cm">
          <draw:text-box>
            <text:list text:style-name="L1">
              <text:list-item>
                <text:p>NodeNotFound – Occurs when TraverseGraph() is called and<text:line-break/>pointToNode is not pointing to a parent or child.</text:p>
              </text:list-item>
            </text:list>
          </draw:text-box>
        </draw:frame>
      </draw:page>
      <draw:page draw:name="page5" draw:style-name="dp1" draw:master-page-name="Default">
        <draw:frame draw:style-name="gr1" draw:layer="layout" svg:width="7.479cm" svg:height="0.963cm" svg:x="6.859cm" svg:y="1.045cm">
          <draw:text-box>
            <text:p>Components of HMD 3.0</text:p>
          </draw:text-box>
        </draw:frame>
        <draw:frame draw:style-name="gr1" draw:layer="layout" svg:width="4.443cm" svg:height="0.963cm" svg:x="8.32cm" svg:y="1.942cm">
          <draw:text-box>
            <text:p>Requirements</text:p>
          </draw:text-box>
        </draw:frame>
        <draw:frame draw:style-name="gr1" draw:layer="layout" svg:width="18.653cm" svg:height="10.219cm" svg:x="1.635cm" svg:y="4.175cm">
          <draw:text-box>
            <text:list text:style-name="L1">
              <text:list-item>
                <text:p>The extension shall be .HMD</text:p>
              </text:list-item>
              <text:list-item>
                <text:p>The file shall be split into 2 components:<text:line-break/><text:tab/>Data Stream &amp; Content Stream</text:p>
              </text:list-item>
              <text:list-item>
                <text:p>The header shall contain:<text:line-break/><text:tab/>HMD Version #, Map ID, Game ID, TileSet Res., BGM Res.</text:p>
              </text:list-item>
              <text:list-item>
                <text:p>The Data Stream header shall contain:<text:line-break/><text:tab/>HMD Version #, Map ID</text:p>
              </text:list-item>
              <text:list-item>
                <text:p>The Content Stream header shall contain:<text:line-break/><text:tab/>HMD Version #, Game ID, TileSet Res, BGM Res</text:p>
              </text:list-item>
              <text:list-item>
                <text:p>The Data Stream shall be dependent on the Content Stream for<text:line-break/>the visualization of the map.</text:p>
              </text:list-item>
              <text:list-item>
                <text:p>The Content Stream shall contain only resource information.</text:p>
              </text:list-item>
              <text:list-item>
                <text:p>The file shall contain an additional component, the chunk graph.</text:p>
              </text:list-item>
              <text:list-item>
                <text:p/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27T00:44:07.78</meta:creation-date>
    <dc:date>2011-03-02T19:27:59.71</dc:date>
    <meta:editing-duration>PT00H59M37S</meta:editing-duration>
    <meta:editing-cycles>9</meta:editing-cycles>
    <meta:generator>OpenOffice.org/3.2$Win32 OpenOffice.org_project/320m12$Build-9483</meta:generator>
    <meta:document-statistic meta:object-count="38"/>
  </office:meta>
</office:document-meta>
</file>